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c8fb" officeooo:paragraph-rsid="0009c8fb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9c8fb" officeooo:paragraph-rsid="0009c8fb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09c8fb" officeooo:paragraph-rsid="0009c8fb"/>
    </style:style>
    <style:style style:name="P4" style:family="paragraph" style:parent-style-name="Standard">
      <style:text-properties officeooo:rsid="000a4e6b" officeooo:paragraph-rsid="000a4e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dpis Text_1</text:p>
      <text:p text:style-name="P1"/>
      <text:p text:style-name="P1">Text bla bla bla.</text:p>
      <text:p text:style-name="P1"/>
      <text:p text:style-name="P4">aaa branch Text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0:54:21.380000000</dc:date>
    <meta:editing-duration>PT42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3" meta:word-count="9" meta:character-count="45" meta:non-whitespace-character-count="39"/>
  </office:meta>
</office:document-meta>
</file>